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officeooo:paragraph-rsid="0001caa7" style:font-size-asian="13pt" style:font-size-complex="13pt"/>
    </style:style>
    <style:style style:name="P3" style:family="paragraph" style:parent-style-name="Standard" style:master-page-name="">
      <style:paragraph-properties style:page-number="auto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01caa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sys</text:p>
      <text:p text:style-name="P1">try:</text:p>
      <text:p text:style-name="P1"><text:s text:c="4"/>import Tkinter as tk</text:p>
      <text:p text:style-name="P1">except ImportError:</text:p>
      <text:p text:style-name="P1"><text:s text:c="4"/>import tkinter as tk</text:p>
      <text:p text:style-name="P1">try:</text:p>
      <text:p text:style-name="P1"><text:s text:c="4"/>import ttk</text:p>
      <text:p text:style-name="P1"><text:s text:c="4"/>py3 = False</text:p>
      <text:p text:style-name="P1">except ImportError:</text:p>
      <text:p text:style-name="P1"><text:s text:c="4"/>import tkinter.ttk as ttk</text:p>
      <text:p text:style-name="P1"><text:s text:c="4"/>py3 = True</text:p>
      <text:p text:style-name="P1">import customer1_support</text:p>
      <text:p text:style-name="P1">import os.path</text:p>
      <text:p text:style-name="P1">import os</text:p>
      <text:p text:style-name="P1">from tkinter import StringVar</text:p>
      <text:p text:style-name="P1">from tkinter import messagebox as mb </text:p>
      <text:p text:style-name="P1">from tkinter import StringVar</text:p>
      <text:p text:style-name="P1">def vp_start_gui():</text:p>
      <text:p text:style-name="P1"><text:s text:c="4"/>'''Starting point when module is the main routine.'''</text:p>
      <text:p text:style-name="P1"><text:s text:c="4"/>global val, w, root</text:p>
      <text:p text:style-name="P1"><text:s text:c="4"/>global prog_location</text:p>
      <text:p text:style-name="P1"><text:s text:c="4"/>prog_call = sys.argv[0]</text:p>
      <text:p text:style-name="P1"><text:s text:c="4"/>prog_location = os.path.split(prog_call)[0]</text:p>
      <text:p text:style-name="P1"><text:s text:c="4"/>root = tk.Tk()</text:p>
      <text:p text:style-name="P1"><text:s text:c="4"/>customer1_support.set_Tk_var()</text:p>
      <text:p text:style-name="P1"><text:s text:c="4"/>top = Toplevel1 (root)</text:p>
      <text:p text:style-name="P1"><text:s text:c="4"/>customer1_support.init(root, top)</text:p>
      <text:p text:style-name="P1"><text:s text:c="4"/>root.mainloop()</text:p>
      <text:p text:style-name="P1">w = None</text:p>
      <text:p text:style-name="P1">def create_Toplevel1(root, *args, **kwargs):</text:p>
      <text:p text:style-name="P1"><text:s text:c="4"/>'''Starting point when module is imported by another program.'''</text:p>
      <text:p text:style-name="P1"><text:s text:c="4"/>global w, w_win, rt</text:p>
      <text:p text:style-name="P1"><text:s text:c="4"/>global prog_location</text:p>
      <text:p text:style-name="P1"><text:s text:c="4"/>prog_call = sys.argv[0]</text:p>
      <text:p text:style-name="P1"><text:s text:c="4"/>prog_location = os.path.split(prog_call)[0]</text:p>
      <text:p text:style-name="P1"><text:s text:c="4"/>rt = root</text:p>
      <text:p text:style-name="P1"><text:s text:c="4"/>w = tk.Toplevel (root)</text:p>
      <text:p text:style-name="P1"><text:s text:c="4"/>customer1_support.set_Tk_var()</text:p>
      <text:p text:style-name="P1"><text:s text:c="4"/>top = Toplevel1 (w)</text:p>
      <text:p text:style-name="P1"><text:s text:c="4"/>customer1_support.init(w, top, *args, **kwargs)</text:p>
      <text:p text:style-name="P1"><text:s text:c="4"/>return (w, top)</text:p>
      <text:p text:style-name="P1"/>
      <text:p text:style-name="P1">def destroy_Toplevel1():</text:p>
      <text:p text:style-name="P1"><text:s text:c="4"/>global w</text:p>
      <text:p text:style-name="P1"><text:s text:c="4"/>w.destroy()</text:p>
      <text:p text:style-name="P1"><text:s text:c="4"/>w = None</text:p>
      <text:p text:style-name="P1">def paygo(self):</text:p>
      <text:p text:style-name="P1"><text:tab/>root.destroy()</text:p>
      <text:p text:style-name="P1"><text:soft-page-break/><text:tab/>import payment</text:p>
      <text:p text:style-name="P1"><text:tab/>payment.vp_start_gui()</text:p>
      <text:p text:style-name="P1">class Toplevel1:</text:p>
      <text:p text:style-name="P1"><text:s text:c="4"/>def __init__(self, top=None):</text:p>
      <text:p text:style-name="P1"><text:s text:c="8"/>'''This class configures and populates the toplevel window.</text:p>
      <text:p text:style-name="P1"><text:s text:c="11"/>top is the toplevel containing window.'''</text:p>
      <text:p text:style-name="P1"><text:s text:c="8"/>_bgcolor = '#d9d9d9' <text:s/># X11 color: 'gray85'</text:p>
      <text:p text:style-name="P1"><text:s text:c="8"/>_fgcolor = '#000000' <text:s/># X11 color: 'black'</text:p>
      <text:p text:style-name="P1"><text:s text:c="8"/>_compcolor = '#d9d9d9' # X11 color: 'gray85'</text:p>
      <text:p text:style-name="P1"><text:s text:c="8"/>_ana1color = '#d9d9d9' # X11 color: 'gray85'</text:p>
      <text:p text:style-name="P1"><text:s text:c="8"/>_ana2color = '#ececec' # Closest X11 color: 'gray92'</text:p>
      <text:p text:style-name="P1"><text:s text:c="8"/>font10 = "-family {DejaVu Sans} -size 11 -weight bold -slant " <text:s/>\</text:p>
      <text:p text:style-name="P1"><text:s text:c="12"/>"roman -underline 0 -overstrike 0"</text:p>
      <text:p text:style-name="P1"><text:s text:c="8"/>self.style = ttk.Style()</text:p>
      <text:p text:style-name="P1"><text:s text:c="8"/>if sys.platform == "win32":</text:p>
      <text:p text:style-name="P1"><text:s text:c="12"/>self.style.theme_use('winnative')</text:p>
      <text:p text:style-name="P1"><text:s text:c="8"/>self.style.configure('.',background=_bgcolor)</text:p>
      <text:p text:style-name="P1"><text:s text:c="8"/>self.style.configure('.',foreground=_fgcolor)</text:p>
      <text:p text:style-name="P1"><text:s text:c="8"/>self.style.configure('.',font="TkDefaultFont")</text:p>
      <text:p text:style-name="P1"><text:s text:c="8"/>self.style.map('.',background=</text:p>
      <text:p text:style-name="P1"><text:s text:c="12"/>[('selected', _compcolor), ('active',_ana2color)])</text:p>
      <text:p text:style-name="P1"><text:s text:c="8"/>top.geometry("920x479+192+153")</text:p>
      <text:p text:style-name="P1"><text:s text:c="8"/>top.title("User View") <text:s text:c="2"/></text:p>
      <text:p text:style-name="P1"><text:s text:c="8"/>top.configure(background="#916d5b")</text:p>
      <text:p text:style-name="P1"><text:s text:c="8"/>top.configure(highlightcolor="#aaaaaa")</text:p>
      <text:p text:style-name="P1"><text:s text:c="8"/>self.Label2 = tk.Label(top)</text:p>
      <text:p text:style-name="P1"><text:s text:c="8"/>self.Label2.place(relx=-0.011, rely=0.0, height=51, width=929)</text:p>
      <text:p text:style-name="P1"><text:s text:c="8"/>self.Label2.configure(foreground="#ffffff")</text:p>
      <text:p text:style-name="P1"><text:s text:c="8"/>self.Label2.configure(text='''Album Store''')</text:p>
      <text:p text:style-name="P1"><text:s text:c="8"/>self.Label3 = tk.Label(top)</text:p>
      <text:p text:style-name="P1"><text:s text:c="8"/>self.Label3.place(relx=0.348, rely=0.146, height=31, width=259)</text:p>
      <text:p text:style-name="P1"><text:s text:c="8"/>self.Label3.configure(foreground="#ffffff")</text:p>
      <text:p text:style-name="P1"><text:s text:c="8"/>self.Label3.configure(text='''Customer Pannel''')</text:p>
      <text:p text:style-name="P1"><text:s text:c="8"/>self.Labelframe1 = tk.LabelFrame(top)</text:p>
      <text:p text:style-name="P1"><text:s text:c="8"/>self.Labelframe1.place(relx=0.522, rely=0.23, relheight=0.553</text:p>
      <text:p text:style-name="P1"><text:s text:c="16"/>, relwidth=0.359)</text:p>
      <text:p text:style-name="P1"><text:s text:c="8"/>self.Labelframe1.configure(relief='groove')</text:p>
      <text:p text:style-name="P1"><text:s text:c="8"/>self.Labelframe1.configure(borderwidth="6")</text:p>
      <text:p text:style-name="P1"><text:s text:c="8"/>self.Labelframe1.configure(text='''Books''')</text:p>
      <text:p text:style-name="P1"><text:s text:c="8"/>self.Labelframe1.configure(background="#916d5b",foreground="#ffffff")</text:p>
      <text:p text:style-name="P1"><text:s text:c="8"/>self.Text1 = tk.Text(self.Labelframe1)</text:p>
      <text:p text:style-name="P1"><text:s text:c="8"/>self.Text1.place(relx=0.03, rely=0.113, relheight=0.808, relwidth=0.594</text:p>
      <text:p text:style-name="P1"><text:s text:c="16"/>, bordermode='ignore')</text:p>
      <text:p text:style-name="P1"><text:s text:c="8"/>self.Text1.configure(font="TkTextFont")</text:p>
      <text:p text:style-name="P1"><text:s text:c="7"/>self.Listbox1 = tk.Listbox(self.Labelframe1)</text:p>
      <text:p text:style-name="P1"><text:s text:c="8"/>self.Listbox1.place(relx=0.636, rely=0.113, relheight=0.815</text:p>
      <text:p text:style-name="P1"><text:s text:c="16"/>, relwidth=0.315, bordermode='ignore')</text:p>
      <text:p text:style-name="P1"><text:s text:c="8"/>self.Listbox1.configure(disabledforeground="#fffafa")</text:p>
      <text:p text:style-name="P1"><text:soft-page-break/><text:s text:c="8"/>self.Listbox1.configure(font="TkFixedFont")</text:p>
      <text:p text:style-name="P1"><text:s text:c="8"/>self.Listbox1.configure(selectbackground="#c4c4c4")</text:p>
      <text:p text:style-name="P1"/>
      <text:p text:style-name="P1"><text:s text:c="8"/>def showCust(event): </text:p>
      <text:p text:style-name="P1"><text:s text:c="12"/>y=self.Listbox1.curselection()[0]</text:p>
      <text:p text:style-name="P1"><text:s text:c="12"/>file=self.Listbox1.get(y)</text:p>
      <text:p text:style-name="P1"><text:s text:c="12"/>from os.path import join as pjoin</text:p>
      <text:p text:style-name="P1"><text:s text:c="12"/>pathfile=pjoin("/","home","lakshmi","Documents","mini_project","customers/"+file)</text:p>
      <text:p text:style-name="P1"><text:s text:c="12"/>with open(pathfile,'r') as file:</text:p>
      <text:p text:style-name="P1"><text:s text:c="16"/>file=file.read()</text:p>
      <text:p text:style-name="P1"><text:s text:c="12"/>self.Text1.delete('1.0',tk.END)</text:p>
      <text:p text:style-name="P1"><text:s text:c="12"/>self.Text1.insert(tk.END,file)</text:p>
      <text:p text:style-name="P1"><text:s text:c="8"/></text:p>
      <text:p text:style-name="P1"><text:s text:c="8"/>def viewcust(self):</text:p>
      <text:p text:style-name="P1"><text:s text:c="12"/>self.Listbox1.delete(0,tk.END)</text:p>
      <text:p text:style-name="P1"><text:s text:c="12"/>flist=os.listdir('/home/lakshmi/Documents/mini_project/customers/') <text:s text:c="3"/></text:p>
      <text:p text:style-name="P1"><text:s text:c="12"/>for list in flist:</text:p>
      <text:p text:style-name="P1"><text:s text:c="16"/>self.Listbox1.insert(tk.END,list)</text:p>
      <text:p text:style-name="P1"><text:s text:c="12"/>self.Listbox1.bind("&lt;&lt;ListboxSelect&gt;&gt;",showCust)</text:p>
      <text:p text:style-name="P1"/>
      <text:p text:style-name="P1"><text:s text:c="8"/>self.Button8 = tk.Button(top)</text:p>
      <text:p text:style-name="P1"><text:s text:c="8"/>self.Button8.place(relx=0.685, rely=0.814, height=31, width=153)</text:p>
      <text:p text:style-name="P1"><text:s text:c="8"/>self.Button8.configure(command=lambda:viewcust(self))</text:p>
      <text:p text:style-name="P1"><text:s text:c="8"/>self.Button1 = tk.Button(top)</text:p>
      <text:p text:style-name="P1"><text:s text:c="8"/>self.Button1.configure(background="#d1a388")</text:p>
      <text:p text:style-name="P1"><text:s text:c="8"/>self.Button1.configure(text='''View All Books''')</text:p>
      <text:p text:style-name="P1"/>
      <text:p text:style-name="P1"><text:s text:c="8"/>def showall(event):</text:p>
      <text:p text:style-name="P1"><text:s text:c="12"/>category=self.cat.get()</text:p>
      <text:p text:style-name="P1"><text:s text:c="12"/>x=self.Listbox1.curselection()[0]</text:p>
      <text:p text:style-name="P1"><text:s text:c="12"/>file=self.Listbox1.get(x)</text:p>
      <text:p text:style-name="P2"><text:s text:c="12"/>from os.path import join as pjoin <text:s text:c="15"/></text:p>
      <text:p text:style-name="P2"><text:s text:c="12"/>pathfile=pjoin("/","home","lakshmi","Documents","mini_project",</text:p>
      <text:p text:style-name="P2"><text:s text:c="13"/>"bookhouse/"+category+"/"+file)</text:p>
      <text:p text:style-name="P1"><text:s text:c="12"/>with open(pathfile,'r') as file:</text:p>
      <text:p text:style-name="P1"><text:s text:c="13"/>file=file.read()</text:p>
      <text:p text:style-name="P1"><text:s text:c="12"/>self.Text1.delete('1.0',tk.END)</text:p>
      <text:p text:style-name="P1"><text:s text:c="12"/>self.Text1.insert(tk.END,file)</text:p>
      <text:p text:style-name="P1"><text:s text:c="12"/>self.Listbox1.bind("&lt;&lt;ListboxSelect&gt;&gt;",showall)</text:p>
      <text:p text:style-name="P1"><text:s text:c="8"/></text:p>
      <text:p text:style-name="P1"><text:s text:c="8"/>def viewallData(self):</text:p>
      <text:p text:style-name="P1"><text:s text:c="12"/>self.Listbox1.delete(0,tk.END)</text:p>
      <text:p text:style-name="P1"><text:s text:c="12"/>flist=os.listdir('/home/lakshmi/Documents/mini_project/bookhouse/')</text:p>
      <text:p text:style-name="P1"><text:s text:c="12"/>for item in flist:</text:p>
      <text:p text:style-name="P1"><text:s text:c="16"/>self.Listbox1.insert(tk.END,item)</text:p>
      <text:p text:style-name="P1"/>
      <text:p text:style-name="P1"><text:s text:c="8"/>def showCon(event):</text:p>
      <text:p text:style-name="P1"><text:s text:c="12"/>y=self.Listbox1.curselection()[0]</text:p>
      <text:p text:style-name="P1"><text:soft-page-break/><text:s text:c="12"/>file=self.Listbox1.get(y)</text:p>
      <text:p text:style-name="P1"><text:s text:c="12"/>from os.path import join as pjoin</text:p>
      <text:p text:style-name="P2"><text:s text:c="12"/>pathfile=pjoin("/","home","lakshmi","Documents","mini_project",</text:p>
      <text:p text:style-name="P2"><text:s text:c="11"/>"bookhouse/"+file)</text:p>
      <text:p text:style-name="P2"><text:s text:c="12"/>with open(pathfile,'r') as file:</text:p>
      <text:p text:style-name="P1"><text:s text:c="13"/>file=file.read()</text:p>
      <text:p text:style-name="P1"><text:s text:c="12"/>self.Text1.delete('1.0',tk.END)</text:p>
      <text:p text:style-name="P1"><text:s text:c="12"/>self.Text1.insert(tk.END,file)</text:p>
      <text:p text:style-name="P1"><text:s text:c="13"/>self.Listbox1.bind("&lt;&lt;ListboxSelect&gt;&gt;",showCon)</text:p>
      <text:p text:style-name="P1"><text:s text:c="8"/>self.Button1.configure(command=lambda:viewallData(self))</text:p>
      <text:p text:style-name="P1"><text:s text:c="8"/>self.Label1 = tk.Label(top)</text:p>
      <text:p text:style-name="P1"><text:s text:c="8"/>self.Label1.place(relx=0.88, rely=0.104, height=431, width=109)</text:p>
      <text:p text:style-name="P1"><text:s text:c="8"/>self.Label1.configure(image=_img0)</text:p>
      <text:p text:style-name="P1"><text:s text:c="8"/>self.Label1.configure(text='''Label''')</text:p>
      <text:p text:style-name="P1"><text:s text:c="8"/>self.Label6 = tk.Label(top)</text:p>
      <text:p text:style-name="P1"><text:s text:c="8"/>self.Label6.place(relx=0.0, rely=0.104, height=441, width=99)</text:p>
      <text:p text:style-name="P1"><text:s text:c="8"/>self.Label6.configure(activebackground="#f9f9f9")</text:p>
      <text:p text:style-name="P1"><text:s text:c="8"/>self.Label6.configure(text='''Label'''</text:p>
      <text:p text:style-name="P1"><text:s text:c="8"/>self.Frame1 = tk.Frame(top)</text:p>
      <text:p text:style-name="P1"><text:s text:c="8"/>self.Frame1.place(relx=0.13, rely=0.251, relheight=0.741, relwidth=0.375)</text:p>
      <text:p text:style-name="P1"><text:s text:c="8"/>self.Frame1.configure(background="#916d5b")</text:p>
      <text:p text:style-name="P1"><text:s text:c="8"/>self.Label4 = tk.Label(self.Frame1)</text:p>
      <text:p text:style-name="P1"><text:s text:c="8"/>self.Label4.place(relx=0.029, rely=0.045, height=21, width=119)</text:p>
      <text:p text:style-name="P1"><text:s text:c="8"/>self.Label4.configure(background="#916d5b",foreground="#ffffff")</text:p>
      <text:p text:style-name="P1"><text:s text:c="8"/>self.Label4.configure(text='''Customer ID <text:s/>:''')</text:p>
      <text:p text:style-name="P1"><text:s text:c="8"/>self.Label11 = tk.Label(self.Frame1)</text:p>
      <text:p text:style-name="P1"><text:s text:c="8"/>self.Label11.place(relx=0.029, rely=0.140, height=21, width=109)</text:p>
      <text:p text:style-name="P1"><text:s text:c="8"/>self.Label11.configure(background="#916d5b",foreground="#ffffff")</text:p>
      <text:p text:style-name="P1"><text:s text:c="8"/>self.Label11.configure(text=''' <text:s/>Book Name <text:s text:c="2"/>:''')</text:p>
      <text:p text:style-name="P1"><text:s text:c="8"/>self.Label5 = tk.Label(self.Frame1)</text:p>
      <text:p text:style-name="P1"><text:s text:c="8"/>self.Label5.place(relx=0.029, rely=0.240, height=21, width=117)</text:p>
      <text:p text:style-name="P1"><text:s text:c="8"/>self.Label5.configure(background="#916d5b",foreground="#ffffff")</text:p>
      <text:p text:style-name="P1"><text:s text:c="8"/>self.Label5.configure(text='''Category <text:s text:c="6"/>:''')</text:p>
      <text:p text:style-name="P1"><text:s text:c="8"/>self.Label7 = tk.Label(self.Frame1)</text:p>
      <text:p text:style-name="P1"><text:s text:c="8"/>self.Label7.place(relx=0.058, rely=0.345, height=21, width=97)</text:p>
      <text:p text:style-name="P1"><text:s text:c="8"/>self.Label7.configure(background="#916d5b",foreground="#ffffff")</text:p>
      <text:p text:style-name="P1"><text:s text:c="8"/>self.Label7.configure(text='''Book ID <text:s text:c="8"/>:''')</text:p>
      <text:p text:style-name="P1"><text:s text:c="8"/>self.Label8 = tk.Label(self.Frame1)</text:p>
      <text:p text:style-name="P1"><text:s text:c="8"/>self.Label8.place(relx=0.029, rely=0.445, height=21, width=107)</text:p>
      <text:p text:style-name="P1"><text:s text:c="8"/>self.Label8.configure(background="#916d5b",foreground="#ffffff")</text:p>
      <text:p text:style-name="P1"><text:s text:c="8"/>self.Label8.configure(text='''Book Copies <text:s/>:''')</text:p>
      <text:p text:style-name="P1"><text:s text:c="8"/>self.Label9 = tk.Label(self.Frame1)</text:p>
      <text:p text:style-name="P1"><text:s text:c="8"/>self.Label9.place(relx=0.029, rely=0.545, height=21, width=126)</text:p>
      <text:p text:style-name="P1"><text:s text:c="8"/>self.Label9.configure(background="#916d5b",foreground="#ffffff")</text:p>
      <text:p text:style-name="P1"><text:s text:c="8"/>self.Label9.configure(text='''Price <text:s text:c="9"/>:''')</text:p>
      <text:p text:style-name="P1"><text:s text:c="8"/>self.Label10 = tk.Label(self.Frame1)</text:p>
      <text:p text:style-name="P1"><text:s text:c="8"/>self.Label10.place(relx=0.058, rely=0.648, height=21, width=107)</text:p>
      <text:p text:style-name="P1"><text:s text:c="8"/>self.Label10.configure(background="#916d5b",foreground="#ffffff")</text:p>
      <text:p text:style-name="P1"><text:soft-page-break/><text:s text:c="8"/>self.Label10.configure(text='''Total <text:s text:c="9"/>:''')</text:p>
      <text:p text:style-name="P1"><text:s text:c="8"/>self.Entry1 = tk.Entry(self.Frame1)</text:p>
      <text:p text:style-name="P1"><text:s text:c="8"/>self.Entry1.place(relx=0.406, rely=0.045,height=23, relwidth=0.51)</text:p>
      <text:p text:style-name="P1"><text:s text:c="8"/>self.Entry1.configure(background="white",cursor="circle")</text:p>
      <text:p text:style-name="P1"><text:s text:c="8"/>self.Entry1.configure(font="TkFixedFont")</text:p>
      <text:p text:style-name="P1"><text:s text:c="8"/>self.value=StringVar()</text:p>
      <text:p text:style-name="P1"><text:s text:c="8"/>self.value=1000</text:p>
      <text:p text:style-name="P1"><text:s text:c="8"/>self.Entry1.configure(textvariable=self.value)</text:p>
      <text:p text:style-name="P1"><text:s text:c="8"/>self.i=1 <text:s text:c="7"/><text:tab/></text:p>
      <text:p text:style-name="P1"><text:s text:c="8"/>y=os.listdir('/home/lakshmi/Documents/mini_project/customers')</text:p>
      <text:p text:style-name="P1"><text:s text:c="8"/>for v in y:</text:p>
      <text:p text:style-name="P1"><text:s text:c="8"/><text:tab/>self.i=self.i+1</text:p>
      <text:p text:style-name="P1"><text:s text:c="8"/>self.z=self.value+self.i<text:tab/></text:p>
      <text:p text:style-name="P1"><text:s text:c="8"/>self.Entry1.insert(0,self.z)</text:p>
      <text:p text:style-name="P1"><text:s text:c="8"/>self.Entry7 = tk.Entry(self.Frame1)</text:p>
      <text:p text:style-name="P1"><text:s text:c="8"/>self.Entry7.place(relx=0.406, rely=0.145,height=23, relwidth=0.51)</text:p>
      <text:p text:style-name="P1"><text:s text:c="8"/>self.Entry7.configure(background="white")</text:p>
      <text:p text:style-name="P1"><text:s text:c="8"/>self.Entry3 = tk.Entry(self.Frame1)</text:p>
      <text:p text:style-name="P1"><text:s text:c="8"/>self.Entry3.place(relx=0.406, rely=0.340,height=23, relwidth=0.307)</text:p>
      <text:p text:style-name="P1"><text:s text:c="8"/>self.Entry3.configure(background="white")</text:p>
      <text:p text:style-name="P1"><text:s text:c="8"/>self.Entry4 = tk.Entry(self.Frame1)</text:p>
      <text:p text:style-name="P1"><text:s text:c="8"/>self.Entry4.place(relx=0.406, rely=0.440,height=23, relwidth=0.51)</text:p>
      <text:p text:style-name="P1"><text:s text:c="8"/>self.Entry4.configure(background="white",cursor="pencil")</text:p>
      <text:p text:style-name="P1"><text:s text:c="8"/>self.Labelp=tk.Label(self.Frame1)</text:p>
      <text:p text:style-name="P1"><text:s text:c="8"/>self.Labelp.place(relx=0.406, rely=0.544, height=23, width=175)</text:p>
      <text:p text:style-name="P1"><text:s text:c="8"/>self.Labelp.configure(text='''300/-''') <text:s text:c="7"/></text:p>
      <text:p text:style-name="P1"/>
      <text:p text:style-name="P1"><text:s text:c="8"/>def showCat(event):</text:p>
      <text:p text:style-name="P1"><text:s text:c="12"/>category=self.cat.get()</text:p>
      <text:p text:style-name="P1"><text:s text:c="12"/>x=self.Listbox1.curselection()[0]</text:p>
      <text:p text:style-name="P1"><text:s text:c="12"/>file=self.Listbox1.get(x)</text:p>
      <text:p text:style-name="P1"><text:s text:c="12"/>from os.path import join as pjoin</text:p>
      <text:p text:style-name="P2"><text:s text:c="12"/>pathfile=pjoin("/","home","lakshmi","Documents","mini_project/"</text:p>
      <text:p text:style-name="P2"><text:s text:c="12"/>+category+"/"+file)</text:p>
      <text:p text:style-name="P1"><text:s text:c="12"/>with open(pathfile,'r') as file:</text:p>
      <text:p text:style-name="P1"><text:s text:c="16"/>file=file.read()</text:p>
      <text:p text:style-name="P1"/>
      <text:p text:style-name="P1"><text:s text:c="12"/>self.Text1.delete('1.0',tk.END)</text:p>
      <text:p text:style-name="P1"><text:s text:c="12"/>self.Text1.insert(tk.END,file)</text:p>
      <text:p text:style-name="P1"><text:s text:c="8"/></text:p>
      <text:p text:style-name="P1"><text:s text:c="8"/>def listcat(self):</text:p>
      <text:p text:style-name="P1"><text:s text:c="12"/>category=self.cat.get()</text:p>
      <text:p text:style-name="P1"><text:s text:c="12"/>self.Listbox1.delete(0,tk.END)</text:p>
      <text:p text:style-name="P1"><text:s text:c="12"/>flist=os.listdir('/home/lakshmi/Documents/mini_project/'+category+"/") <text:s text:c="3"/></text:p>
      <text:p text:style-name="P1"><text:s text:c="12"/>for list in flist:</text:p>
      <text:p text:style-name="P1"><text:s text:c="16"/>self.Listbox1.insert(tk.END,list)</text:p>
      <text:p text:style-name="P1"><text:s text:c="12"/>self.Listbox1.bind("&lt;&lt;ListboxSelect&gt;&gt;",showCat) <text:s text:c="3"/></text:p>
      <text:p text:style-name="P1"><text:s text:c="8"/></text:p>
      <text:p text:style-name="P1"><text:soft-page-break/><text:s text:c="8"/>self.TCombobox1 = ttk.Combobox(self.Frame1)</text:p>
      <text:p text:style-name="P1"><text:s text:c="8"/>self.TCombobox1.place(relx=0.406, rely=0.240, relheight=0.059</text:p>
      <text:p text:style-name="P1"><text:s text:c="16"/>, relwidth=0.31)</text:p>
      <text:p text:style-name="P1"><text:s text:c="8"/>self.TCombobox1.configure(textvariable=customer1_support.combobox)</text:p>
      <text:p text:style-name="P1"><text:s text:c="8"/>self.cat=StringVar()</text:p>
      <text:p text:style-name="P1"><text:s text:c="8"/>self.TCombobox1.configure(takefocus="",textvariable=self.cat)</text:p>
      <text:p text:style-name="P1"><text:s text:c="8"/>self.category=["fiction","novels","education"]</text:p>
      <text:p text:style-name="P1"><text:s text:c="8"/>self.TCombobox1.configure(values=self.category)</text:p>
      <text:p text:style-name="P1"><text:s text:c="8"/>self.Button2 = tk.Button(self.Frame1)</text:p>
      <text:p text:style-name="P1"><text:s text:c="8"/>self.Button2.place(relx=0.725, rely=0.240, height=21, width=61</text:p>
      <text:p text:style-name="P1"><text:s text:c="8"/>self.Button2.configure(command=lambda:listcat(self))</text:p>
      <text:p text:style-name="P1"/>
      <text:p text:style-name="P1"><text:s text:c="8"/>def searchid(self):</text:p>
      <text:p text:style-name="P1"><text:s text:c="12"/>bookid=self.Entry3.get()+".txt"</text:p>
      <text:p text:style-name="P1"><text:s text:c="12"/>self.Listbox1.delete(0,tk.END)</text:p>
      <text:p text:style-name="P1"><text:s text:c="12"/>flist=os.listdir('/home/lakshmi/Documents/mini_project/bookhouse/')</text:p>
      <text:p text:style-name="P1"><text:s text:c="12"/>if bookid not in flist:</text:p>
      <text:p text:style-name="P1"><text:s text:c="16"/>mb.showinfo(title="Error",message="Data not found!!")</text:p>
      <text:p text:style-name="P1"><text:s text:c="12"/>else: <text:s text:c="3"/></text:p>
      <text:p text:style-name="P1"><text:s text:c="16"/>for list in flist:</text:p>
      <text:p text:style-name="P1"><text:s text:c="20"/>if list==bookid:</text:p>
      <text:p text:style-name="P1"><text:s text:c="24"/>self.Listbox1.insert(tk.END,list)</text:p>
      <text:p text:style-name="P1"/>
      <text:p text:style-name="P3"><text:span text:style-name="T1"><text:s text:c="8"/>self.Button3 = tk.Button(self.Frame1)</text:span></text:p>
      <text:p text:style-name="P1"><text:s text:c="8"/>self.Button3.configure(command=lambda:searchid(self))</text:p>
      <text:p text:style-name="P1"/>
      <text:p text:style-name="P1"><text:s text:c="8"/>def purchaseb(self): <text:s text:c="4"/><text:tab/><text:tab/></text:p>
      <text:p text:style-name="P1"><text:s text:c="8"/><text:tab/>cid=self.Entry1.get()</text:p>
      <text:p text:style-name="P1"><text:s text:c="8"/><text:tab/>sum=int(self.Entry4.get())*300</text:p>
      <text:p text:style-name="P1"><text:s text:c="8"/><text:tab/>self.total.set(sum)</text:p>
      <text:p text:style-name="P1"><text:s text:c="8"/><text:tab/>first=cid[0:10]+".txt"</text:p>
      <text:p text:style-name="P1"><text:s text:c="8"/><text:tab/>from os.path import join as pjoin</text:p>
      <text:p text:style-name="P1"><text:s text:c="8"/><text:tab/>ptf=pjoin("/","home","lakshmi","Documents","mini_project","customers",first)</text:p>
      <text:p text:style-name="P1"><text:s text:c="8"/><text:tab/>with open(ptf,"w") as wr:</text:p>
      <text:p text:style-name="P1"><text:s text:c="8"/><text:tab/><text:tab/>wr.write("Customer ID: "+str(self.Entry1.get())+"\n"+"Category: "+str(self.cat.get())</text:p>
      <text:p text:style-name="P1"><text:s text:c="8"/><text:tab/><text:tab/><text:tab/>+"\n"+"Book Name: "+str(self.Entry7.get())</text:p>
      <text:p text:style-name="P1"><text:s text:c="20"/>+"\n"+"Book ID: "+str(self.Entry3.get())+"\n"+"Book Copies: "+str(self.Entry4.get())</text:p>
      <text:p text:style-name="P1"><text:s text:c="20"/>+"\n"+"Total: "+str(self.Entryt.get()))</text:p>
      <text:p text:style-name="P1"><text:s text:c="8"/><text:tab/><text:tab/>wr.close()</text:p>
      <text:p text:style-name="P1"><text:s text:c="8"/>self.Button4 = tk.Button(self.Frame1)</text:p>
      <text:p text:style-name="P1"><text:s text:c="8"/>self.Button4.place(relx=0.145, rely=0.873, height=31, width=241)</text:p>
      <text:p text:style-name="P1"><text:s text:c="8"/>self.Button4.configure(background="#d1a388")</text:p>
      <text:p text:style-name="P1"><text:s text:c="8"/>self.Button4.configure(text='''Add Book for Purchase''')</text:p>
      <text:p text:style-name="P1"><text:s text:c="8"/>self.Button4.configure(command=lambda:purchaseb(self))</text:p>
      <text:p text:style-name="P1"><text:s text:c="8"/>self.Button5 = tk.Button(self.Frame1)</text:p>
      <text:p text:style-name="P1"><text:s text:c="8"/>self.Button5.configure(text='''Reset''')</text:p>
      <text:p text:style-name="P1"><text:soft-page-break/><text:s text:c="8"/>def cleardata(self):</text:p>
      <text:p text:style-name="P1"><text:s text:c="8"/><text:tab/>self.Entry1.delete(0,tk.END)</text:p>
      <text:p text:style-name="P1"><text:s text:c="8"/><text:tab/>self.Entryt.delete(0,tk.END) <text:s text:c="7"/><text:tab/></text:p>
      <text:p text:style-name="P1"><text:s text:c="8"/><text:tab/>self.Entry7.delete(0,tk.END)</text:p>
      <text:p text:style-name="P1"><text:s text:c="8"/><text:tab/>self.TCombobox1.delete(0,tk.END)</text:p>
      <text:p text:style-name="P1"><text:s text:c="8"/><text:tab/>self.Entry3.delete(0,tk.END)</text:p>
      <text:p text:style-name="P1"><text:s text:c="8"/><text:tab/>self.Entry4.delete(0,tk.END)</text:p>
      <text:p text:style-name="P1"><text:s text:c="8"/><text:tab/>y=os.listdir('/home/lakshmi/Documents/mini_project/customers')</text:p>
      <text:p text:style-name="P1"><text:s text:c="8"/><text:tab/>self.i=1</text:p>
      <text:p text:style-name="P1"><text:s text:c="8"/><text:tab/>for v in y:</text:p>
      <text:p text:style-name="P1"><text:s text:c="11"/>self.i=self.i+1</text:p>
      <text:p text:style-name="P1"><text:s text:c="8"/><text:tab/>self.z=self.value+self.i<text:tab/></text:p>
      <text:p text:style-name="P1"><text:s text:c="8"/><text:tab/>self.Entry1.insert(0,self.z)<text:tab/></text:p>
      <text:p text:style-name="P1"><text:s text:c="8"/>self.Button5.configure(command=lambda:cleardata(self)) <text:tab/> <text:s text:c="2"/><text:tab/></text:p>
      <text:p text:style-name="P1"><text:s text:c="8"/>self.Entryt = tk.Entry(top)</text:p>
      <text:p text:style-name="P1"><text:s text:c="8"/>self.Entryt.place(relx=0.283, rely=0.720, relheight=0.05, relwidth=0.19)</text:p>
      <text:p text:style-name="P1"><text:s text:c="8"/>self.Entryt.configure(background="#000000")</text:p>
      <text:p text:style-name="P1"><text:s text:c="7"/></text:p>
      <text:p text:style-name="P1"><text:s text:c="8"/>self.total=StringVar()</text:p>
      <text:p text:style-name="P1"><text:s text:c="8"/>self.Entryt.configure(textvariable=self.total)</text:p>
      <text:p text:style-name="P1"><text:s text:c="8"/>self.Button7 = tk.Button(self.Frame1)</text:p>
      <text:p text:style-name="P1"><text:s text:c="8"/>self.Button7.place(relx=0.58, rely=0.761, height=31, width=91)</text:p>
      <text:p text:style-name="P1"><text:s text:c="8"/>self.Button7.configure(background="#d1a388")</text:p>
      <text:p text:style-name="P1"><text:s text:c="8"/>self.Button7.configure(text='''Delete''')</text:p>
      <text:p text:style-name="P1"><text:s text:c="8"/>def deletecust(self):</text:p>
      <text:p text:style-name="P1"><text:s text:c="12"/>import os</text:p>
      <text:p text:style-name="P1"><text:s text:c="12"/>deletfile=self.Entry1.get()</text:p>
      <text:p text:style-name="P1"><text:s text:c="12"/>os.remove('/home/lakshmi/Documents/mini_project/customers/'+deletfile+'.txt')</text:p>
      <text:p text:style-name="P1"><text:s text:c="12"/>print("data deleted!!")</text:p>
      <text:p text:style-name="P1"><text:s text:c="12"/>mb.showinfo(title="Deta Deletion",message="Data Deleted!!")</text:p>
      <text:p text:style-name="P1"><text:s text:c="8"/>self.Button7.configure(command=lambda : deletecust(self))</text:p>
      <text:p text:style-name="P1"><text:s text:c="8"/>self.Button6 = tk.Button(top)</text:p>
      <text:p text:style-name="P1"><text:s text:c="8"/>self.Button6.place(relx=0.578, rely=0.898, height=31, width=221)</text:p>
      <text:p text:style-name="P1"><text:s text:c="8"/>self.Button6.configure(text='''Go For Payment''')</text:p>
      <text:p text:style-name="P1"><text:s text:c="8"/>self.Button6.configure(command=lambda:paygo(self))</text:p>
      <text:p text:style-name="P1"/>
      <text:p text:style-name="P1">if __name__ == '__main__':</text:p>
      <text:p text:style-name="P1"><text:s text:c="4"/>vp_start_gui()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9:38:53.849212391</meta:creation-date>
    <meta:editing-duration>PT31S</meta:editing-duration>
    <meta:editing-cycles>2</meta:editing-cycles>
    <meta:generator>LibreOffice/6.0.7.3$Linux_X86_64 LibreOffice_project/00m0$Build-3</meta:generator>
    <dc:date>2020-06-01T19:52:41.307759562</dc:date>
    <meta:document-statistic meta:table-count="0" meta:image-count="0" meta:object-count="0" meta:page-count="7" meta:paragraph-count="313" meta:word-count="723" meta:character-count="14108" meta:non-whitespace-character-count="10942"/>
  </office:meta>
</office:document-meta>
</file>